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32000000258CECDE0CB01CABD1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Arial3" svg:font-family="Arial"/>
    <style:font-face style:name="Nachlieli CLM3" svg:font-family="'Nachlieli CLM'"/>
    <style:font-face style:name="OpenSymbol2" svg:font-family="OpenSymbol, 'Arial Unicode MS'"/>
    <style:font-face style:name="Tw Cen MT1" svg:font-family="'Tw Cen MT'"/>
    <style:font-face style:name="Times New Roman1" svg:font-family="'Times New Roman'" style:font-family-generic="roman"/>
    <style:font-face style:name="Times New Roman2" svg:font-family="'Times New Roman'" style:font-adornments="Regular" style:font-family-generic="roman"/>
    <style:font-face style:name="Monospace2" svg:font-family="Monospace" style:font-pitch="fixed"/>
    <style:font-face style:name="Arial2" svg:font-family="Arial" style:font-pitch="variable"/>
    <style:font-face style:name="David CLM1" svg:font-family="'David CLM'" style:font-pitch="variable"/>
    <style:font-face style:name="Guttman Stam" svg:font-family="'Guttman Stam'" style:font-pitch="variable"/>
    <style:font-face style:name="Liberation Sans3" svg:font-family="'Liberation Sans'" style:font-pitch="variable"/>
    <style:font-face style:name="Liberation Serif2" svg:font-family="'Liberation Serif'" style:font-pitch="variable"/>
    <style:font-face style:name="Monospace1" svg:font-family="Monospace" style:font-pitch="variable"/>
    <style:font-face style:name="Nachlieli CLM2" svg:font-family="'Nachlieli CLM'" style:font-pitch="variable"/>
    <style:font-face style:name="Noto Sans CJK SC Regular2" svg:font-family="'Noto Sans CJK SC Regular'" style:font-pitch="variable"/>
    <style:font-face style:name="OpenSymbol1" svg:font-family="OpenSymbol, 'Arial Unicode MS'" style:font-pitch="variable"/>
    <style:font-face style:name="Tw Cen MT" svg:font-family="'Tw Cen MT'" style:font-pitch="variable"/>
    <style:font-face style:name="WenQuanYi Micro Hei1" svg:font-family="'WenQuanYi Micro He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onospace" svg:font-family="Monospace" style:font-family-generic="roman" style:font-pitch="variable"/>
    <style:font-face style:name="Nachlieli CLM" svg:font-family="'Nachlieli CLM'" style:font-family-generic="roman" style:font-pitch="variable"/>
    <style:font-face style:name="Noto Sans" svg:font-family="'Noto Sans'" style:font-family-generic="roman" style:font-pitch="variable"/>
    <style:font-face style:name="Noto Sans CJK SC Regular3" svg:font-family="'Noto Sans CJK SC Regular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Tw Cen MT2" svg:font-family="'Tw Cen MT'" style:font-family-generic="roman" style:font-pitch="variable"/>
    <style:font-face style:name="ＭＳ Ｐゴシック" svg:font-family="'ＭＳ Ｐゴシック'" style:font-family-generic="roman" style:font-pitch="variable"/>
    <style:font-face style:name="Arial1" svg:font-family="Arial" style:font-family-generic="swiss" style:font-pitch="variable"/>
    <style:font-face style:name="Liberation Sans4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Nachlieli CLM4" svg:font-family="'Nachlieli CLM'" style:font-family-generic="swiss" style:font-pitch="variable"/>
    <style:font-face style:name="Noto Sans CJK SC Regular1" svg:font-family="'Noto Sans CJK SC Regular'" style:font-family-generic="swiss" style:font-pitch="variable"/>
    <style:font-face style:name="Arial4" svg:font-family="Arial" style:font-family-generic="system" style:font-pitch="variable"/>
    <style:font-face style:name="David CLM" svg:font-family="'David CLM'" style:font-family-generic="system" style:font-pitch="variable"/>
    <style:font-face style:name="DejaVu Sans" svg:font-family="'DejaVu Sans'" style:font-family-generic="system" style:font-pitch="variable"/>
    <style:font-face style:name="Liberation Sans6" svg:font-family="'Liberation Sans'" style:font-family-generic="system" style:font-pitch="variable"/>
    <style:font-face style:name="Liberation Sans5" svg:font-family="'Liberation Sans', Arial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solid" draw:fill-color="#000000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4" style:family="graphic">
      <style:graphic-properties style:protect="size"/>
    </style:style>
    <style:style style:name="pr1" style:family="presentation" style:parent-style-name="Default-title">
      <style:graphic-properties fo:min-height="19.471cm"/>
    </style:style>
    <style:style style:name="pr2" style:family="presentation" style:parent-style-name="Default-notes">
      <style:graphic-properties draw:stroke="none" svg:stroke-width="0cm" draw:fill="none" draw:fill-color="#ffffff" draw:textarea-vertical-align="middle" draw:auto-grow-height="false" draw:fit-to-size="false" style:shrink-to-fit="false" fo:min-height="12.573cm" fo:padding-top="0.254cm" fo:padding-bottom="0.254cm" fo:padding-left="0.254cm" fo:padding-right="0.254cm" fo:wrap-option="wrap"/>
    </style:style>
    <style:style style:name="P1" style:family="paragraph">
      <style:paragraph-properties fo:text-align="center" style:writing-mode="rl-tb"/>
    </style:style>
    <style:style style:name="P2" style:family="paragraph">
      <style:paragraph-properties fo:text-align="center" style:writing-mode="rl-tb"/>
      <style:text-properties fo:font-size="80pt" fo:font-weight="bold" style:font-size-asian="80pt" style:font-weight-asian="bold" style:font-size-complex="80pt" style:font-weight-complex="bold"/>
    </style:style>
    <style:style style:name="P3" style:family="paragraph">
      <style:paragraph-properties fo:margin-left="0cm" fo:margin-right="0cm" fo:line-height="93%" fo:text-align="center" fo:text-indent="0cm" style:line-break="strict" style:writing-mode="rl-tb"/>
    </style:style>
    <style:style style:name="P4" style:family="paragraph">
      <loext:graphic-properties draw:fill="solid" draw:fill-color="#000000"/>
      <style:paragraph-properties fo:margin-left="0cm" fo:margin-right="0cm" fo:line-height="93%" fo:text-align="center" fo:text-indent="0cm" style:line-break="strict" style:writing-mode="rl-tb" style:font-independent-line-spacing="true"/>
    </style:style>
    <style:style style:name="P5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6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T1" style:family="text">
      <style:text-properties fo:color="#0000ff" style:font-name="Liberation Sans4" fo:font-size="80pt" fo:font-weight="bold" style:font-size-asian="80pt" style:font-weight-asian="bold" style:font-name-complex="Liberation Sans4" style:font-size-complex="80pt" style:font-weight-complex="bold"/>
    </style:style>
    <style:style style:name="T2" style:family="text">
      <style:text-properties style:font-name="Liberation Sans4" fo:font-size="80pt" fo:font-weight="bold" style:font-size-asian="80pt" style:font-weight-asian="bold" style:font-name-complex="Liberation Sans4" style:font-size-complex="80pt" style:font-weight-complex="bold"/>
    </style:style>
    <style:style style:name="T3" style:family="text">
      <style:text-properties style:font-name="Liberation Sans4" fo:font-size="40pt" fo:font-weight="bold" style:font-size-asian="40pt" style:font-weight-asian="bold" style:font-name-complex="Liberation Sans4" style:font-size-complex="40pt" style:font-weight-complex="bold"/>
    </style:style>
    <style:style style:name="T4" style:family="text">
      <style:text-properties style:font-name="Guttman Stam" fo:font-size="36pt" fo:language="he" fo:country="IL" style:font-name-asian="Guttman Stam" style:font-size-asian="36pt" style:language-asian="he" style:country-asian="IL" style:font-name-complex="Guttman Stam" style:font-size-complex="36pt" style:language-complex="he" style:country-complex="IL"/>
    </style:style>
    <style:style style:name="T5" style:family="text">
      <style:text-properties style:font-name="Guttman Stam" fo:font-size="12pt" fo:language="he" fo:country="IL" style:font-name-asian="Guttman Stam" style:font-size-asian="12pt" style:language-asian="he" style:country-asian="IL" style:font-name-complex="Guttman Stam" style:font-size-complex="12pt" style:language-complex="he" style:country-complex="I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8.256cm" svg:height="19.471cm" svg:x="-0.254cm" svg:y="1.524cm" presentation:class="title" presentation:user-transformed="true">
          <draw:text-box>
            <text:p text:style-name="P1"><text:span text:style-name="T1">תקצי</text:span><text:span text:style-name="T1">ב </text:span><text:span text:style-name="T1">השת</text:span><text:span text:style-name="T1">תפותי</text:span><text:span text:style-name="T1"><text:line-break/></text:span><text:span text:style-name="T1">Partic</text:span><text:span text:style-name="T1">ipator</text:span><text:span text:style-name="T1">y </text:span><text:span text:style-name="T1">Budg</text:span><text:span text:style-name="T1">et</text:span><text:span text:style-name="T2"><text:line-break/></text:span><text:span text:style-name="T2"><text:line-break/></text:span><text:span text:style-name="T3">אראל </text:span><text:span text:style-name="T3">סגל-הלוי</text:span></text:p>
          </draw:text-box>
        </draw:frame>
        <draw:custom-shape draw:name="Rectangle 1" draw:style-name="gr1" draw:text-style-name="P4" draw:layer="layout" svg:width="27.998cm" svg:height="1.678cm" svg:x="0.004cm" svg:y="0cm">
          <text:list text:style-name="L1">
            <text:list-header>
              <text:p text:style-name="P3"><text:span text:style-name="T4">"וּנְחַלְתֶּם אוֹתָהּ אִישׁ כְּאָחִיו"</text:span><text:span text:style-name="T5"> (יחזקאל מז </text:span><text:span text:style-name="T5">14</text:span><text:span text:style-name="T5">)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custom-shape draw:name="Shape 35" draw:style-name="gr2" draw:text-style-name="P5" draw:layer="layout" svg:width="15.265cm" svg:height="10.477cm" svg:x="3.162cm" svg:y="2.12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36" draw:style-name="gr3" draw:text-style-name="P6" draw:layer="layout" svg:width="17.272cm" svg:height="12.571cm" svg:x="2.161cm" svg:y="13.26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Shape 37" presentation:style-name="pr2" draw:text-style-name="P7" draw:layer="layout" svg:width="17.267cm" svg:height="12.567cm" svg:x="2.161cm" svg:y="13.269cm" presentation:class="notes" presentation:placeholder="true" presentation:user-transformed="true">
            <draw:text-box/>
          </draw:frame>
          <draw:page-thumbnail draw:name="Shape 38" draw:style-name="gr4" draw:layer="layout" svg:width="13.969cm" svg:height="10.476cm" svg:x="3.81cm" svg:y="2.123cm" draw:page-number="1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Arial3" svg:font-family="Arial"/>
    <style:font-face style:name="Nachlieli CLM3" svg:font-family="'Nachlieli CLM'"/>
    <style:font-face style:name="OpenSymbol2" svg:font-family="OpenSymbol, 'Arial Unicode MS'"/>
    <style:font-face style:name="Tw Cen MT1" svg:font-family="'Tw Cen MT'"/>
    <style:font-face style:name="Times New Roman1" svg:font-family="'Times New Roman'" style:font-family-generic="roman"/>
    <style:font-face style:name="Times New Roman2" svg:font-family="'Times New Roman'" style:font-adornments="Regular" style:font-family-generic="roman"/>
    <style:font-face style:name="Monospace2" svg:font-family="Monospace" style:font-pitch="fixed"/>
    <style:font-face style:name="Arial2" svg:font-family="Arial" style:font-pitch="variable"/>
    <style:font-face style:name="David CLM1" svg:font-family="'David CLM'" style:font-pitch="variable"/>
    <style:font-face style:name="Guttman Stam" svg:font-family="'Guttman Stam'" style:font-pitch="variable"/>
    <style:font-face style:name="Liberation Sans3" svg:font-family="'Liberation Sans'" style:font-pitch="variable"/>
    <style:font-face style:name="Liberation Serif2" svg:font-family="'Liberation Serif'" style:font-pitch="variable"/>
    <style:font-face style:name="Monospace1" svg:font-family="Monospace" style:font-pitch="variable"/>
    <style:font-face style:name="Nachlieli CLM2" svg:font-family="'Nachlieli CLM'" style:font-pitch="variable"/>
    <style:font-face style:name="Noto Sans CJK SC Regular2" svg:font-family="'Noto Sans CJK SC Regular'" style:font-pitch="variable"/>
    <style:font-face style:name="OpenSymbol1" svg:font-family="OpenSymbol, 'Arial Unicode MS'" style:font-pitch="variable"/>
    <style:font-face style:name="Tw Cen MT" svg:font-family="'Tw Cen MT'" style:font-pitch="variable"/>
    <style:font-face style:name="WenQuanYi Micro Hei1" svg:font-family="'WenQuanYi Micro He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onospace" svg:font-family="Monospace" style:font-family-generic="roman" style:font-pitch="variable"/>
    <style:font-face style:name="Nachlieli CLM" svg:font-family="'Nachlieli CLM'" style:font-family-generic="roman" style:font-pitch="variable"/>
    <style:font-face style:name="Noto Sans" svg:font-family="'Noto Sans'" style:font-family-generic="roman" style:font-pitch="variable"/>
    <style:font-face style:name="Noto Sans CJK SC Regular3" svg:font-family="'Noto Sans CJK SC Regular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Tw Cen MT2" svg:font-family="'Tw Cen MT'" style:font-family-generic="roman" style:font-pitch="variable"/>
    <style:font-face style:name="ＭＳ Ｐゴシック" svg:font-family="'ＭＳ Ｐゴシック'" style:font-family-generic="roman" style:font-pitch="variable"/>
    <style:font-face style:name="Arial1" svg:font-family="Arial" style:font-family-generic="swiss" style:font-pitch="variable"/>
    <style:font-face style:name="Liberation Sans4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Nachlieli CLM4" svg:font-family="'Nachlieli CLM'" style:font-family-generic="swiss" style:font-pitch="variable"/>
    <style:font-face style:name="Noto Sans CJK SC Regular1" svg:font-family="'Noto Sans CJK SC Regular'" style:font-family-generic="swiss" style:font-pitch="variable"/>
    <style:font-face style:name="Arial4" svg:font-family="Arial" style:font-family-generic="system" style:font-pitch="variable"/>
    <style:font-face style:name="David CLM" svg:font-family="'David CLM'" style:font-family-generic="system" style:font-pitch="variable"/>
    <style:font-face style:name="DejaVu Sans" svg:font-family="'DejaVu Sans'" style:font-family-generic="system" style:font-pitch="variable"/>
    <style:font-face style:name="Liberation Sans6" svg:font-family="'Liberation Sans'" style:font-family-generic="system" style:font-pitch="variable"/>
    <style:font-face style:name="Liberation Sans5" svg:font-family="'Liberation Sans', Arial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msFillBitmap_20_1" draw:display-name="msFillBitmap 1" xlink:href="Pictures/100000000000032000000258CECDE0CB01CABD1C.png" xlink:type="simple" xlink:show="embed" xlink:actuate="onLoad"/>
    <draw:fill-image draw:name="msFillBitmap_20_3" draw:display-name="msFillBitmap 3" xlink:href="Pictures/100000000000032000000258CECDE0CB01CABD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draw:stroke-dash="Dashed_20__28_var_29__20_1" svg:stroke-width="0cm" svg:stroke-color="#dd481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1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WenQuanYi Micro Hei1" style:font-family-asian="'WenQuanYi Micro Hei'" style:font-pitch-asian="variable" style:font-size-asian="18pt" style:font-style-asian="normal" style:font-weight-asian="normal" style:font-name-complex="WenQuanYi Micro Hei1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WenQuanYi Micro Hei1" style:font-family-asian="'WenQuanYi Micro Hei'" style:font-pitch-asian="variable" style:font-size-asian="18pt" style:font-style-asian="normal" style:font-weight-asian="normal" style:font-name-complex="WenQuanYi Micro Hei1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1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1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WenQuanYi Micro Hei1" style:font-family-asian="'WenQuanYi Micro Hei'" style:font-pitch-asian="variable" style:font-size-asian="18pt" style:font-style-asian="normal" style:font-weight-asian="normal" style:font-name-complex="WenQuanYi Micro Hei1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fo:text-align="end" style:text-autospace="none" style:writing-mode="rl-tb"/>
      <style:text-properties style:use-window-font-color="true" style:font-name="Monospace2" fo:font-family="Monospace" style:font-pitch="fixed" fo:font-size="12pt" fo:language="en" fo:country="US" style:letter-kerning="true" style:font-name-asian="Noto Sans CJK SC Regular1" style:font-family-asian="'Noto Sans CJK SC Regular'" style:font-family-generic-asian="swiss" style:font-pitch-asian="variable" style:language-asian="he" style:country-asian="IL" style:font-weight-asian="normal"/>
    </style:style>
    <style:style style:name="Heading_20_1" style:display-name="Heading 1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style:font-name="Liberation Sans2" fo:font-family="'Liberation Sans', Arial" style:font-family-generic="swiss" style:font-pitch="variable" fo:font-size="21pt" fo:font-weight="bold" style:font-name-asian="Nachlieli CLM2" style:font-family-asian="'Nachlieli CLM'" style:font-pitch-asian="variable" style:font-size-asian="21pt" style:font-weight-asian="bold" style:font-weight-complex="bold"/>
    </style:style>
    <style:style style:name="Heading_20_2" style:display-name="Heading 2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fo:color="#000000" style:font-name="Monospace2" fo:font-family="Monospace" style:font-pitch="fixed" fo:font-size="12pt" fo:font-style="normal" fo:font-weight="normal" style:font-name-asian="Nachlieli CLM2" style:font-family-asian="'Nachlieli CLM'" style:font-pitch-asian="variable" style:font-size-asian="16pt" style:font-style-asian="normal" style:font-weight-asian="normal" style:font-style-complex="normal" style:font-weight-complex="normal"/>
    </style:style>
    <style:style style:name="Heading_20_3" style:display-name="Heading 3" style:family="graphic">
      <style:paragraph-properties fo:margin-top="0.746cm" fo:margin-bottom="0.374cm" fo:text-align="end" style:text-autospace="none" style:writing-mode="rl-tb"/>
      <style:text-properties style:font-name="Liberation Sans2" fo:font-family="'Liberation Sans', Arial" style:font-family-generic="swiss" style:font-pitch="variable" fo:font-size="14pt" style:font-name-asian="Nachlieli CLM2" style:font-family-asian="'Nachlieli CLM'" style:font-pitch-asian="variable" style:font-size-asian="14pt" style:font-weight-asian="normal"/>
    </style:style>
    <style:style style:name="Footnote_20_Anchor" style:display-name="Footnote Anchor" style:family="graphic">
      <style:paragraph-properties style:text-autospace="none"/>
      <style:text-properties style:text-position="11% 58%"/>
    </style:style>
    <style:style style:name="Footnote_20_Characters" style:display-name="Footnote Characters" style:family="graphic">
      <style:paragraph-properties style:text-autospace="none"/>
    </style:style>
    <style:style style:name="Numbering_20_Symbols" style:display-name="Numbering Symbol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Title_20_and_20_Content_5f__7e_LT_7e_Hintergrund" style:display-name="Title and Content_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Title_20_and_20_Content_5f__7e_LT_7e_Hintergrundobjekte" style:display-name="Title and Content_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Title_20_and_20_Content_5f__7e_LT_7e_Notizen" style:display-name="Title and Content_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_20_and_20_Content_5f__7e_LT_7e_Untertitel" style:display-name="Title and Content_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_20_and_20_Content_5f__7e_LT_7e_Titel" style:display-name="Title and Content_~LT~Titel" style:family="graphic">
      <style:paragraph-properties style:line-height-at-least="0.623cm" fo:text-align="start" style:text-autospace="none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_20_and_20_Content_5f__7e_LT_7e_Gliederung_20_9" style:display-name="Title and Content_~LT~Gliederung 9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8" style:display-name="Title and Content_~LT~Gliederung 8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7" style:display-name="Title and Content_~LT~Gliederung 7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6" style:display-name="Title and Content_~LT~Gliederung 6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5" style:display-name="Title and Content_~LT~Gliederung 5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4" style:display-name="Title and Content_~LT~Gliederung 4" style:family="graphic">
      <style:paragraph-properties fo:margin-left="0cm" fo:margin-right="0cm" fo:margin-top="0.388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3" style:display-name="Title and Content_~LT~Gliederung 3" style:family="graphic">
      <style:paragraph-properties fo:margin-left="0cm" fo:margin-right="0cm" fo:margin-top="0.582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2" style:display-name="Title and Content_~LT~Gliederung 2" style:family="graphic">
      <style:paragraph-properties fo:margin-left="0cm" fo:margin-right="0cm" fo:margin-top="0.774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1" style:display-name="Title and Content_~LT~Gliederung 1" style:family="graphic">
      <style:paragraph-properties fo:margin-left="0cm" fo:margin-right="0cm" fo:margin-top="0.97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able_20_Heading" style:display-name="Table Heading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Table_20_Contents" style:display-name="Table Contents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Footnote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Title1_7e_LT_7e_Hintergrund" style:display-name="Title1~LT~Hintergrund" style:family="graphic">
      <style:paragraph-properties fo:text-align="center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Title1_7e_LT_7e_Hintergrundobjekte" style:display-name="Title1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Title1_7e_LT_7e_Notizen" style:display-name="Title1~LT~Notizen" style:family="graphic">
      <style:paragraph-properties fo:margin-left="0cm" fo:margin-right="0cm" fo:margin-top="0.28cm" fo:margin-bottom="0cm" style:line-height-at-least="0.623cm" fo:text-align="start" fo:text-indent="0cm" style:text-autospace="none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Untertitel" style:display-name="Title1~LT~Untertitel" style:family="graphic">
      <style:paragraph-properties fo:margin-left="1.681cm" fo:margin-right="0cm" fo:margin-top="0.432cm" fo:margin-bottom="0cm" style:line-height-at-least="0.623cm" fo:text-align="center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Titel" style:display-name="Title1~LT~Titel" style:family="graphic">
      <style:paragraph-properties fo:margin-left="0cm" fo:margin-right="0cm" fo:margin-top="0cm" fo:margin-bottom="0cm" fo:line-height="69%" fo:text-align="start" fo:text-indent="0cm" style:text-autospace="none" style:writing-mode="rl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language="en" fo:country="US" fo:font-style="normal" fo:text-shadow="none" style:text-underline-style="none" fo:font-weight="bold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bold" style:font-style-complex="normal" style:font-weight-complex="bold" style:text-emphasize="none"/>
    </style:style>
    <style:style style:name="Title1_7e_LT_7e_Gliederung_20_9" style:display-name="Title1~LT~Gliederung 9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8" style:display-name="Title1~LT~Gliederung 8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7" style:display-name="Title1~LT~Gliederung 7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6" style:display-name="Title1~LT~Gliederung 6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5" style:display-name="Title1~LT~Gliederung 5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4" style:display-name="Title1~LT~Gliederung 4" style:family="graphic">
      <style:paragraph-properties fo:margin-left="7.84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7.84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3" style:display-name="Title1~LT~Gliederung 3" style:family="graphic">
      <style:paragraph-properties fo:margin-left="5.6cm" fo:margin-right="0cm" fo:margin-top="0.374cm" fo:margin-bottom="0cm" style:line-height-at-least="0.623cm" fo:text-align="start" fo:text-indent="-1.12cm" style:text-autospace="none" style:writing-mode="rl-tb">
        <style:tab-stops>
          <style:tab-stop style:position="5.6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2" style:display-name="Title1~LT~Gliederung 2" style:family="graphic">
      <style:paragraph-properties fo:margin-left="3.641cm" fo:margin-right="0cm" fo:margin-top="0.404cm" fo:margin-bottom="0cm" style:line-height-at-least="0.623cm" fo:text-align="start" fo:text-indent="-1.401cm" style:text-autospace="none" style:writing-mode="rl-tb">
        <style:tab-stops>
          <style:tab-stop style:position="3.641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1" style:display-name="Title1~LT~Gliederung 1" style:family="graphic">
      <style:paragraph-properties fo:margin-left="1.681cm" fo:margin-right="0cm" fo:margin-top="0.432cm" fo:margin-bottom="0cm" style:line-height-at-least="0.623cm" fo:text-align="start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Footer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Master1-Layout11-vertTitleAndTx-כותרת-אנכית-וטקסט_7e_LT_7e_Hintergrund" style:display-name="Master1-Layout11-vertTitleAndTx-כותרת-אנכית-וטקסט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1-vertTitleAndTx-כותרת-אנכית-וטקסט_7e_LT_7e_Hintergrundobjekte" style:display-name="Master1-Layout11-vertTitleAndTx-כותרת-אנכית-וטקסט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1-vertTitleAndTx-כותרת-אנכית-וטקסט_7e_LT_7e_Notizen" style:display-name="Master1-Layout11-vertTitleAndTx-כותרת-אנכית-וטקסט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Titel" style:display-name="Master1-Layout11-vertTitleAndTx-כותרת-אנכית-וטקסט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1" style:display-name="Master1-Layout11-vertTitleAndTx-כותרת-אנכית-וטקסט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Hintergrund" style:display-name="Master1-Layout10-vertTx-כותרת-וטקסט-אנכי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0-vertTx-כותרת-וטקסט-אנכי_7e_LT_7e_Hintergrundobjekte" style:display-name="Master1-Layout10-vertTx-כותרת-וטקסט-אנכי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0-vertTx-כותרת-וטקסט-אנכי_7e_LT_7e_Notizen" style:display-name="Master1-Layout10-vertTx-כותרת-וטקסט-אנכי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Untertitel" style:display-name="Master1-Layout10-vertTx-כותרת-וטקסט-אנכי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Titel" style:display-name="Master1-Layout10-vertTx-כותרת-וטקסט-אנכי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9" style:display-name="Master1-Layout10-vertTx-כותרת-וטקסט-אנכי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8" style:display-name="Master1-Layout10-vertTx-כותרת-וטקסט-אנכי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7" style:display-name="Master1-Layout10-vertTx-כותרת-וטקסט-אנכי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6" style:display-name="Master1-Layout10-vertTx-כותרת-וטקסט-אנכי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5" style:display-name="Master1-Layout10-vertTx-כותרת-וטקסט-אנכי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4" style:display-name="Master1-Layout10-vertTx-כותרת-וטקסט-אנכי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3" style:display-name="Master1-Layout10-vertTx-כותרת-וטקסט-אנכי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2" style:display-name="Master1-Layout10-vertTx-כותרת-וטקסט-אנכי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1" style:display-name="Master1-Layout10-vertTx-כותרת-וטקסט-אנכי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Hintergrund" style:display-name="Master1-Layout9-picTx-תמונה-עם-כיתוב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9-picTx-תמונה-עם-כיתוב_7e_LT_7e_Hintergrundobjekte" style:display-name="Master1-Layout9-picTx-תמונה-עם-כיתוב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9-picTx-תמונה-עם-כיתוב_7e_LT_7e_Notizen" style:display-name="Master1-Layout9-picTx-תמונה-עם-כיתוב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Untertitel" style:display-name="Master1-Layout9-picTx-תמונה-עם-כיתוב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Titel" style:display-name="Master1-Layout9-picTx-תמונה-עם-כיתוב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9" style:display-name="Master1-Layout9-picTx-תמונה-עם-כיתוב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8" style:display-name="Master1-Layout9-picTx-תמונה-עם-כיתוב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7" style:display-name="Master1-Layout9-picTx-תמונה-עם-כיתוב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6" style:display-name="Master1-Layout9-picTx-תמונה-עם-כיתוב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5" style:display-name="Master1-Layout9-picTx-תמונה-עם-כיתוב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4" style:display-name="Master1-Layout9-picTx-תמונה-עם-כיתוב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3" style:display-name="Master1-Layout9-picTx-תמונה-עם-כיתוב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2" style:display-name="Master1-Layout9-picTx-תמונה-עם-כיתוב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1" style:display-name="Master1-Layout9-picTx-תמונה-עם-כיתוב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Hintergrund" style:display-name="Master1-Layout8-objTx-תוכן-עם-כיתוב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8-objTx-תוכן-עם-כיתוב_7e_LT_7e_Hintergrundobjekte" style:display-name="Master1-Layout8-objTx-תוכן-עם-כיתוב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8-objTx-תוכן-עם-כיתוב_7e_LT_7e_Notizen" style:display-name="Master1-Layout8-objTx-תוכן-עם-כיתוב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Untertitel" style:display-name="Master1-Layout8-objTx-תוכן-עם-כיתוב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Titel" style:display-name="Master1-Layout8-objTx-תוכן-עם-כיתוב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9" style:display-name="Master1-Layout8-objTx-תוכן-עם-כיתוב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8" style:display-name="Master1-Layout8-objTx-תוכן-עם-כיתוב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7" style:display-name="Master1-Layout8-objTx-תוכן-עם-כיתוב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6" style:display-name="Master1-Layout8-objTx-תוכן-עם-כיתוב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5" style:display-name="Master1-Layout8-objTx-תוכן-עם-כיתוב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4" style:display-name="Master1-Layout8-objTx-תוכן-עם-כיתוב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3" style:display-name="Master1-Layout8-objTx-תוכן-עם-כיתוב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2" style:display-name="Master1-Layout8-objTx-תוכן-עם-כיתוב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1" style:display-name="Master1-Layout8-objTx-תוכן-עם-כיתוב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Hintergrund" style:display-name="Master1-Layout7-blank-ריק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7-blank-ריק_7e_LT_7e_Hintergrundobjekte" style:display-name="Master1-Layout7-blank-ריק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7-blank-ריק_7e_LT_7e_Notizen" style:display-name="Master1-Layout7-blank-ריק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Untertitel" style:display-name="Master1-Layout7-blank-ריק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Titel" style:display-name="Master1-Layout7-blank-ריק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Gliederung_20_9" style:display-name="Master1-Layout7-blank-ריק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8" style:display-name="Master1-Layout7-blank-ריק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7" style:display-name="Master1-Layout7-blank-ריק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6" style:display-name="Master1-Layout7-blank-ריק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5" style:display-name="Master1-Layout7-blank-ריק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4" style:display-name="Master1-Layout7-blank-ריק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3" style:display-name="Master1-Layout7-blank-ריק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2" style:display-name="Master1-Layout7-blank-ריק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1" style:display-name="Master1-Layout7-blank-ריק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Hintergrund" style:display-name="Master1-Layout6-titleOnly-כותרת-בלבד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6-titleOnly-כותרת-בלבד_7e_LT_7e_Hintergrundobjekte" style:display-name="Master1-Layout6-titleOnly-כותרת-בלבד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6-titleOnly-כותרת-בלבד_7e_LT_7e_Notizen" style:display-name="Master1-Layout6-titleOnly-כותרת-בלבד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Untertitel" style:display-name="Master1-Layout6-titleOnly-כותרת-בלבד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Titel" style:display-name="Master1-Layout6-titleOnly-כותרת-בלבד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9" style:display-name="Master1-Layout6-titleOnly-כותרת-בלבד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8" style:display-name="Master1-Layout6-titleOnly-כותרת-בלבד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7" style:display-name="Master1-Layout6-titleOnly-כותרת-בלבד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6" style:display-name="Master1-Layout6-titleOnly-כותרת-בלבד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5" style:display-name="Master1-Layout6-titleOnly-כותרת-בלבד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4" style:display-name="Master1-Layout6-titleOnly-כותרת-בלבד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3" style:display-name="Master1-Layout6-titleOnly-כותרת-בלבד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2" style:display-name="Master1-Layout6-titleOnly-כותרת-בלבד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1" style:display-name="Master1-Layout6-titleOnly-כותרת-בלבד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Hintergrund" style:display-name="Master1-Layout5-twoTxTwoObj-השוואה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5-twoTxTwoObj-השוואה_7e_LT_7e_Hintergrundobjekte" style:display-name="Master1-Layout5-twoTxTwoObj-השוואה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5-twoTxTwoObj-השוואה_7e_LT_7e_Notizen" style:display-name="Master1-Layout5-twoTxTwoObj-השוואה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Untertitel" style:display-name="Master1-Layout5-twoTxTwoObj-השוואה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Titel" style:display-name="Master1-Layout5-twoTxTwoObj-השוואה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Gliederung_20_9" style:display-name="Master1-Layout5-twoTxTwoObj-השוואה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8" style:display-name="Master1-Layout5-twoTxTwoObj-השוואה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7" style:display-name="Master1-Layout5-twoTxTwoObj-השוואה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6" style:display-name="Master1-Layout5-twoTxTwoObj-השוואה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5" style:display-name="Master1-Layout5-twoTxTwoObj-השוואה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4" style:display-name="Master1-Layout5-twoTxTwoObj-השוואה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3" style:display-name="Master1-Layout5-twoTxTwoObj-השוואה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2" style:display-name="Master1-Layout5-twoTxTwoObj-השוואה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1" style:display-name="Master1-Layout5-twoTxTwoObj-השוואה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Hintergrund" style:display-name="Master1-Layout4-twoObj-שני-תכנים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4-twoObj-שני-תכנים_7e_LT_7e_Hintergrundobjekte" style:display-name="Master1-Layout4-twoObj-שני-תכנים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4-twoObj-שני-תכנים_7e_LT_7e_Notizen" style:display-name="Master1-Layout4-twoObj-שני-תכנים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Untertitel" style:display-name="Master1-Layout4-twoObj-שני-תכנים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Titel" style:display-name="Master1-Layout4-twoObj-שני-תכנים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Gliederung_20_9" style:display-name="Master1-Layout4-twoObj-שני-תכנים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8" style:display-name="Master1-Layout4-twoObj-שני-תכנים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7" style:display-name="Master1-Layout4-twoObj-שני-תכנים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6" style:display-name="Master1-Layout4-twoObj-שני-תכנים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5" style:display-name="Master1-Layout4-twoObj-שני-תכנים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4" style:display-name="Master1-Layout4-twoObj-שני-תכנים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3" style:display-name="Master1-Layout4-twoObj-שני-תכנים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2" style:display-name="Master1-Layout4-twoObj-שני-תכנים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1" style:display-name="Master1-Layout4-twoObj-שני-תכנים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Hintergrund" style:display-name="Master1-Layout3-secHead-כותרת-מקטע-עליונה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3-secHead-כותרת-מקטע-עליונה_7e_LT_7e_Hintergrundobjekte" style:display-name="Master1-Layout3-secHead-כותרת-מקטע-עליונה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3-secHead-כותרת-מקטע-עליונה_7e_LT_7e_Notizen" style:display-name="Master1-Layout3-secHead-כותרת-מקטע-עליונה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Untertitel" style:display-name="Master1-Layout3-secHead-כותרת-מקטע-עליונה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Titel" style:display-name="Master1-Layout3-secHead-כותרת-מקטע-עליונה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9" style:display-name="Master1-Layout3-secHead-כותרת-מקטע-עליונה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8" style:display-name="Master1-Layout3-secHead-כותרת-מקטע-עליונה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7" style:display-name="Master1-Layout3-secHead-כותרת-מקטע-עליונה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6" style:display-name="Master1-Layout3-secHead-כותרת-מקטע-עליונה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5" style:display-name="Master1-Layout3-secHead-כותרת-מקטע-עליונה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4" style:display-name="Master1-Layout3-secHead-כותרת-מקטע-עליונה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3" style:display-name="Master1-Layout3-secHead-כותרת-מקטע-עליונה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2" style:display-name="Master1-Layout3-secHead-כותרת-מקטע-עליונה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1" style:display-name="Master1-Layout3-secHead-כותרת-מקטע-עליונה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Hintergrund" style:display-name="Master1-Layout2-obj-כותרת-ותוכן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2-obj-כותרת-ותוכן_7e_LT_7e_Hintergrundobjekte" style:display-name="Master1-Layout2-obj-כותרת-ותוכן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2-obj-כותרת-ותוכן_7e_LT_7e_Notizen" style:display-name="Master1-Layout2-obj-כותרת-ותוכן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Untertitel" style:display-name="Master1-Layout2-obj-כותרת-ותוכן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Titel" style:display-name="Master1-Layout2-obj-כותרת-ותוכן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Gliederung_20_9" style:display-name="Master1-Layout2-obj-כותרת-ותוכן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8" style:display-name="Master1-Layout2-obj-כותרת-ותוכן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7" style:display-name="Master1-Layout2-obj-כותרת-ותוכן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6" style:display-name="Master1-Layout2-obj-כותרת-ותוכן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5" style:display-name="Master1-Layout2-obj-כותרת-ותוכן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4" style:display-name="Master1-Layout2-obj-כותרת-ותוכן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3" style:display-name="Master1-Layout2-obj-כותרת-ותוכן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2" style:display-name="Master1-Layout2-obj-כותרת-ותוכן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1" style:display-name="Master1-Layout2-obj-כותרת-ותוכן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Hintergrund" style:display-name="Master1-Layout1-title-שקופית-כותרת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-title-שקופית-כותרת_7e_LT_7e_Hintergrundobjekte" style:display-name="Master1-Layout1-title-שקופית-כותרת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-title-שקופית-כותרת_7e_LT_7e_Notizen" style:display-name="Master1-Layout1-title-שקופית-כותרת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Untertitel" style:display-name="Master1-Layout1-title-שקופית-כותרת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Titel" style:display-name="Master1-Layout1-title-שקופית-כותרת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9" style:display-name="Master1-Layout1-title-שקופית-כותרת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8" style:display-name="Master1-Layout1-title-שקופית-כותרת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7" style:display-name="Master1-Layout1-title-שקופית-כותרת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6" style:display-name="Master1-Layout1-title-שקופית-כותרת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5" style:display-name="Master1-Layout1-title-שקופית-כותרת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4" style:display-name="Master1-Layout1-title-שקופית-כותרת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3" style:display-name="Master1-Layout1-title-שקופית-כותרת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2" style:display-name="Master1-Layout1-title-שקופית-כותרת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1" style:display-name="Master1-Layout1-title-שקופית-כותרת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Hintergrund" style:display-name="Master1-Default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Default_7e_LT_7e_Hintergrundobjekte" style:display-name="Master1-Default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Default_7e_LT_7e_Notizen" style:display-name="Master1-Default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Untertitel" style:display-name="Master1-Default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Titel" style:display-name="Master1-Default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Gliederung_20_9" style:display-name="Master1-Default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8" style:display-name="Master1-Default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7" style:display-name="Master1-Default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6" style:display-name="Master1-Default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5" style:display-name="Master1-Default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4" style:display-name="Master1-Default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3" style:display-name="Master1-Default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2" style:display-name="Master1-Default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1" style:display-name="Master1-Default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Header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Quotations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Index" style:family="graphic">
      <style:paragraph-properties fo:text-align="end" style:text-autospace="none" style:writing-mode="rl-tb"/>
      <style:text-properties style:font-name="Monospace2" fo:font-family="Monospace" style:font-pitch="fixed" style:font-name-asian="Nachlieli CLM3" style:font-family-asian="'Nachlieli CLM'" style:font-weight-asian="normal"/>
    </style:style>
    <style:style style:name="Caption" style:family="graphic">
      <style:paragraph-properties fo:margin-top="0.374cm" fo:margin-bottom="0.374cm" fo:text-align="end" style:text-autospace="none" style:writing-mode="rl-tb"/>
      <style:text-properties style:font-name="Monospace2" fo:font-family="Monospace" style:font-pitch="fixed" fo:font-size="12pt" fo:font-style="italic" style:font-name-asian="Nachlieli CLM3" style:font-family-asian="'Nachlieli CLM'" style:font-size-asian="12pt" style:font-style-asian="italic" style:font-weight-asian="normal" style:font-style-complex="italic"/>
    </style:style>
    <style:style style:name="List" style:family="graphic">
      <style:paragraph-properties fo:margin-top="0cm" fo:margin-bottom="0.436cm" fo:line-height="120%" fo:text-align="end" style:text-autospace="none" style:writing-mode="rl-tb"/>
      <style:text-properties style:font-name="Monospace2" fo:font-family="Monospace" style:font-pitch="fixed" style:font-name-asian="Nachlieli CLM3" style:font-family-asian="'Nachlieli CLM'" style:font-weight-asian="normal"/>
    </style:style>
    <style:style style:name="Text_20_Body" style:display-name="Text Body" style:family="graphic">
      <style:paragraph-properties fo:margin-top="0cm" fo:margin-bottom="0.436cm" fo:line-height="120%"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Nachlieli CLM1" style:font-family-complex="'Nachlieli CLM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sun1" style:family="table-cell" style:parent-style-name="default">
      <loext:graphic-properties draw:fill="solid" draw:fill-color="#e6e6ff"/>
    </style:style>
    <style:style style:name="sun2" style:family="table-cell" style:parent-style-name="default">
      <loext:graphic-properties draw:fill="solid" draw:fill-color="#ccccff"/>
    </style:style>
    <style:style style:name="sun3" style:family="table-cell" style:parent-style-name="default">
      <loext:graphic-properties draw:fill="solid" draw:fill-color="#9999ff"/>
    </style:style>
    <style:style style:name="earth1" style:family="table-cell" style:parent-style-name="default">
      <loext:graphic-properties draw:fill="solid" draw:fill-color="#ffffcc"/>
    </style:style>
    <style:style style:name="earth2" style:family="table-cell" style:parent-style-name="default">
      <loext:graphic-properties draw:fill="solid" draw:fill-color="#ffcc99"/>
    </style:style>
    <style:style style:name="earth3" style:family="table-cell" style:parent-style-name="default">
      <loext:graphic-properties draw:fill="solid" draw:fill-color="#cc663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table:table-template text:style-name="sun" table:name="sun">
      <table:first-row table:style-name="sun3"/>
      <table:last-row table:style-name="sun3"/>
      <table:first-column table:style-name="sun3"/>
      <table:last-column table:style-name="sun3"/>
      <table:body table:style-name="sun1"/>
      <table:odd-rows table:style-name="sun2"/>
      <table:odd-columns table:style-name="sun2"/>
    </table:table-template>
    <table:table-template text:style-name="earth" table:name="earth">
      <table:first-row table:style-name="earth3"/>
      <table:last-row table:style-name="earth3"/>
      <table:first-column table:style-name="earth3"/>
      <table:last-column table:style-name="earth3"/>
      <table:body table:style-name="earth1"/>
      <table:odd-rows table:style-name="earth2"/>
      <table:odd-columns table:style-name="earth2"/>
    </table:table-template>
    <style:style style:name="blank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tx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x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x-outline1" style:family="presentation">
      <style:graphic-properties draw:stroke="none" draw:fill="none" draw:auto-grow-height="false" draw:fit-to-size="shrink-to-fit" style:shrink-to-fit="true">
        <text:list-style style:name="tx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outline2" style:family="presentation" style:parent-style-name="tx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x-outline3" style:family="presentation" style:parent-style-name="tx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x-outline4" style:family="presentation" style:parent-style-name="tx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x-outline5" style:family="presentation" style:parent-style-name="tx-outline4">
      <style:paragraph-properties fo:margin-top="0.1cm" fo:margin-bottom="0cm"/>
      <style:text-properties fo:font-size="20pt" style:font-size-asian="20pt" style:font-size-complex="20pt"/>
    </style:style>
    <style:style style:name="tx-outline6" style:family="presentation" style:parent-style-name="tx-outline5">
      <style:paragraph-properties fo:margin-top="0.1cm" fo:margin-bottom="0cm"/>
      <style:text-properties fo:font-size="20pt" style:font-size-asian="20pt" style:font-size-complex="20pt"/>
    </style:style>
    <style:style style:name="tx-outline7" style:family="presentation" style:parent-style-name="tx-outline6">
      <style:paragraph-properties fo:margin-top="0.1cm" fo:margin-bottom="0cm"/>
      <style:text-properties fo:font-size="20pt" style:font-size-asian="20pt" style:font-size-complex="20pt"/>
    </style:style>
    <style:style style:name="tx-outline8" style:family="presentation" style:parent-style-name="tx-outline7">
      <style:paragraph-properties fo:margin-top="0.1cm" fo:margin-bottom="0cm"/>
      <style:text-properties fo:font-size="20pt" style:font-size-asian="20pt" style:font-size-complex="20pt"/>
    </style:style>
    <style:style style:name="tx-outline9" style:family="presentation" style:parent-style-name="tx-outline8">
      <style:paragraph-properties fo:margin-top="0.1cm" fo:margin-bottom="0cm"/>
      <style:text-properties fo:font-size="20pt" style:font-size-asian="20pt" style:font-size-complex="20pt"/>
    </style:style>
    <style:style style:name="tx-subtitle" style:family="presentation">
      <style:graphic-properties draw:stroke="none" draw:fill="none" draw:textarea-vertical-align="middle">
        <text:list-style style:name="tx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x-title" style:family="presentation">
      <style:graphic-properties draw:stroke="none" draw:fill="none" draw:textarea-vertical-align="middle">
        <text:list-style style:name="tx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1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0.8999996185303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0.8999996185303pt" style:font-style-asian="normal" style:font-weight-asian="normal" style:font-name-complex="Nachlieli CLM1" style:font-family-complex="'Nachlieli CLM'" style:font-family-generic-complex="system" style:font-pitch-complex="variable" style:font-size-complex="30.8999996185303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end" fo:text-indent="0cm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Tw Cen MT1" fo:font-family="'Tw Cen MT'" fo:font-size="32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9pt" style:language-asian="he" style:country-asian="IL" style:font-style-asian="normal" style:font-weight-asian="normal" style:font-name-complex="Nachlieli CLM1" style:font-family-complex="'Nachlieli CLM'" style:font-family-generic-complex="system" style:font-pitch-complex="variable" style:font-size-complex="29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44cm" fo:margin-bottom="0cm" fo:line-height="100%" fo:text-align="end" fo:text-indent="0cm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5.2999992370605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33cm" fo:margin-bottom="0cm" fo:line-height="100%" fo:text-align="end" fo:text-indent="0cm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22cm" fo:margin-bottom="0cm" fo:line-height="100%" fo:text-align="end" fo:text-indent="0cm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Tw Cen MT1" fo:font-family="'Tw Cen MT'" fo:font-size="21.7999992370605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Nachlieli CLM1" style:font-family-complex="'Nachlieli CLM'" style:font-family-generic-complex="system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3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draw:background-size="border" draw:fill="solid" draw:fill-color="#ffffff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141cm" draw:fill="solid" draw:fill-color="#ffffff" draw:textarea-vertical-align="middle" draw:auto-grow-height="false" draw:fit-to-size="false" style:shrink-to-fit="false" fo:min-height="0.73cm" fo:min-width="27.502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4" style:family="graphic" style:parent-style-name="standard">
      <style:graphic-properties draw:stroke="none" svg:stroke-width="0.141cm" draw:fill="solid" draw:fill-color="#aa2b1e" draw:textarea-vertical-align="middle" draw:auto-grow-height="false" draw:fit-to-size="false" style:shrink-to-fit="false" fo:min-height="0.45cm" fo:min-width="1.134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5" style:family="graphic" style:parent-style-name="standard">
      <style:graphic-properties draw:stroke="none" svg:stroke-width="0.141cm" draw:fill="solid" draw:fill-color="#fda023" draw:textarea-vertical-align="middle" draw:auto-grow-height="false" draw:fit-to-size="false" style:shrink-to-fit="false" fo:min-height="0.45cm" fo:min-width="25.694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pr1" style:family="presentation" style:parent-style-name="blank-title">
      <style:graphic-properties draw:stroke="none" svg:stroke-width="0cm" draw:fill="none" draw:textarea-vertical-align="middle" draw:auto-grow-height="false" draw:fit-to-size="false" style:shrink-to-fit="false" fo:min-height="3.506cm" fo:padding-top="0.254cm" fo:padding-bottom="0.254cm" fo:padding-left="0.254cm" fo:padding-right="0.254cm" fo:wrap-option="wrap"/>
    </style:style>
    <style:style style:name="Mpr2" style:family="presentation" style:parent-style-name="blank-backgroundobjects">
      <style:graphic-properties draw:stroke="none" svg:stroke-width="0cm" draw:fill="none" draw:fill-color="#ffffff" draw:textarea-vertical-align="top" draw:auto-grow-height="false" draw:fit-to-size="false" style:shrink-to-fit="false" fo:min-height="12.179cm" fo:padding-top="0.254cm" fo:padding-bottom="0.254cm" fo:padding-left="0.254cm" fo:padding-right="0.254cm" fo:wrap-option="wrap"/>
    </style:style>
    <style:style style:name="Mpr3" style:family="presentation" style:parent-style-name="blank-backgroundobjects">
      <style:graphic-properties draw:stroke="none" draw:fill="none" draw:fill-color="#ffffff" draw:auto-grow-height="false" fo:min-height="1.485cm"/>
    </style:style>
    <style:style style:name="Mpr4" style:family="presentation" style:parent-style-name="blank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x-title">
      <style:graphic-properties draw:stroke="none" svg:stroke-width="0cm" draw:fill="none" draw:textarea-vertical-align="middle" draw:auto-grow-height="false" draw:fit-to-size="false" style:shrink-to-fit="false" fo:min-height="3.506cm" fo:padding-top="0.254cm" fo:padding-bottom="0.254cm" fo:padding-left="0.254cm" fo:padding-right="0.254cm" fo:wrap-option="wrap"/>
    </style:style>
    <style:style style:name="Mpr6" style:family="presentation" style:parent-style-name="tx-backgroundobjects">
      <style:graphic-properties draw:stroke="none" svg:stroke-width="0cm" draw:fill="none" draw:fill-color="#ffffff" draw:textarea-vertical-align="top" draw:auto-grow-height="false" draw:fit-to-size="false" style:shrink-to-fit="false" fo:min-height="12.179cm" fo:padding-top="0.254cm" fo:padding-bottom="0.254cm" fo:padding-left="0.254cm" fo:padding-right="0.254cm" fo:wrap-option="wrap"/>
    </style:style>
    <style:style style:name="Mpr7" style:family="presentation" style:parent-style-name="tx-backgroundobjects">
      <style:graphic-properties draw:stroke="none" draw:fill="none" draw:fill-color="#ffffff" draw:auto-grow-height="false" fo:min-height="1.397cm"/>
    </style:style>
    <style:style style:name="Mpr8" style:family="presentation" style:parent-style-name="tx-backgroundobjects">
      <style:graphic-properties draw:stroke="none" draw:fill="none" draw:fill-color="#ffffff" draw:textarea-vertical-align="bottom" draw:auto-grow-height="false" fo:min-height="1.397cm"/>
    </style:style>
    <style:style style:name="Mpr9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125cm" fo:padding-left="0.25cm" fo:padding-right="0.25cm" fo:wrap-option="wrap"/>
    </style:style>
    <style:style style:name="Mpr10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11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12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13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29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7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8" style:family="paragraph">
      <loext:graphic-properties draw:fill="solid" draw:fill-color="#aa2b1e"/>
      <style:paragraph-properties fo:text-align="start" style:font-independent-line-spacing="true"/>
      <style:text-properties fo:font-size="18pt"/>
    </style:style>
    <style:style style:name="MP9" style:family="paragraph">
      <loext:graphic-properties draw:fill="solid" draw:fill-color="#fda023"/>
      <style:paragraph-properties fo:text-align="start" style:font-independent-line-spacing="true"/>
      <style:text-properties fo:font-size="18pt"/>
    </style:style>
    <style:style style:name="MP10" style:family="paragraph">
      <style:paragraph-properties fo:margin-top="0cm" fo:margin-bottom="0cm" fo:line-height="100%" fo:text-align="start" style:punctuation-wrap="hanging" style:writing-mode="rl-tb"/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rl-tb"/>
      <style:text-properties fo:font-size="14pt" style:font-size-asian="14pt" style:font-size-complex="14pt" fo:hyphenate="false"/>
    </style:style>
    <style:style style:name="MP13" style:family="paragraph">
      <style:paragraph-properties fo:margin-left="0cm" fo:margin-right="0cm" fo:margin-top="0cm" fo:margin-bottom="0cm" fo:line-height="100%" fo:text-align="center" fo:text-indent="0cm" style:punctuation-wrap="hanging" style:writing-mode="rl-tb"/>
      <style:text-properties fo:font-size="14pt" style:font-size-asian="14pt" style:font-size-complex="14pt" fo:hyphenate="false"/>
    </style:style>
    <style:style style:name="MP14" style:family="paragraph">
      <style:paragraph-properties fo:text-align="start"/>
    </style:style>
    <style:style style:name="MP15" style:family="paragraph">
      <style:paragraph-properties fo:margin-left="0cm" fo:margin-right="0cm" fo:text-indent="0cm"/>
    </style:style>
    <style:style style:name="MP16" style:family="paragraph">
      <style:paragraph-properties fo:margin-left="0cm" fo:margin-right="0cm" fo:margin-top="0.141cm" fo:margin-bottom="0cm" fo:line-height="100%" fo:text-align="end" fo:text-indent="0cm" style:punctuation-wrap="hanging" style:writing-mode="rl-tb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465e9c" style:text-line-through-style="none" style:text-line-through-type="none" style:text-position="0% 100%" style:font-name="Tw Cen MT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465e9c" style:text-line-through-style="none" style:text-line-through-type="none" style:text-position="0% 100%" style:font-name="Tw Cen MT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Tw Cen MT1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Tw Cen MT1" fo:font-size="29pt" fo:letter-spacing="normal" fo:font-style="normal" style:text-underline-style="none" fo:font-weight="normal" style:font-size-asian="29pt" style:font-style-asian="normal" style:font-weight-asian="normal" style:font-size-complex="29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Tw Cen MT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Tw Cen MT1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Tw Cen MT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</style:handout-master>
    <style:master-page style:name="blank" style:page-layout-name="PM1" draw:style-name="Mdp1">
      <draw:frame draw:name="Shape 21" presentation:style-name="Mpr1" draw:text-style-name="MP5" draw:layer="backgroundobjects" svg:width="17.095cm" svg:height="3.5cm" svg:x="10.098cm" svg:y="0.838cm" presentation:class="title" presentation:user-transformed="true">
        <draw:text-box>
          <text:p/>
        </draw:text-box>
      </draw:frame>
      <draw:frame draw:name="Shape 22" presentation:style-name="blank-outline1" draw:layer="backgroundobjects" svg:width="21.593cm" svg:height="12.174cm" svg:x="5.499cm" svg:y="4.912cm" presentation:class="outline" presentation:placeholder="true" presentation:user-transformed="true">
        <draw:text-box/>
      </draw:frame>
      <draw:frame draw:name="Shape 23" presentation:style-name="Mpr2" draw:text-style-name="MP6" draw:layer="backgroundobjects" svg:width="6.517cm" svg:height="1.441cm" svg:x="4.899cm" svg:y="16.929cm" presentation:class="date-time" presentation:user-transformed="true">
        <draw:text-box>
          <text:p/>
        </draw:text-box>
      </draw:frame>
      <draw:frame draw:name="Shape 24" presentation:style-name="Mpr2" draw:text-style-name="MP6" draw:layer="backgroundobjects" svg:width="8.871cm" svg:height="1.441cm" svg:x="11.677cm" svg:y="18.631cm" presentation:class="footer" presentation:user-transformed="true">
        <draw:text-box>
          <text:p/>
        </draw:text-box>
      </draw:frame>
      <draw:frame draw:name="Shape 25" presentation:style-name="Mpr2" draw:text-style-name="MP6" draw:layer="backgroundobjects" svg:width="6.517cm" svg:height="1.441cm" svg:x="20.876cm" svg:y="18.631cm" presentation:class="page-number" presentation:user-transformed="true">
        <draw:text-box>
          <text:p/>
        </draw:text-box>
      </draw:frame>
      <presentation:notes style:page-layout-name="PM2">
        <draw:page-thumbnail presentation:style-name="blank-title" draw:layer="backgroundobjects" svg:width="14.848cm" svg:height="11.136cm" svg:x="3.075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tx" style:page-layout-name="PM1" draw:style-name="Mdp2">
      <draw:frame draw:name="Shape 27" presentation:style-name="Mpr5" draw:text-style-name="MP5" draw:layer="backgroundobjects" svg:width="18.564cm" svg:height="3.505cm" svg:x="8.89cm" svg:y="1.27cm" presentation:class="title" presentation:user-transformed="true">
        <draw:text-box>
          <text:p/>
        </draw:text-box>
      </draw:frame>
      <draw:frame draw:name="Shape 28" presentation:style-name="tx-outline1" draw:layer="backgroundobjects" svg:width="21.598cm" svg:height="13.158cm" svg:x="5.499cm" svg:y="5.345cm" presentation:class="outline" presentation:placeholder="true" presentation:user-transformed="true">
        <draw:text-box/>
      </draw:frame>
      <draw:frame draw:name="Shape 29" presentation:style-name="Mpr6" draw:text-style-name="MP6" draw:layer="backgroundobjects" svg:width="6.517cm" svg:height="1.441cm" svg:x="4.899cm" svg:y="16.929cm" presentation:class="date-time" presentation:user-transformed="true">
        <draw:text-box>
          <text:p/>
        </draw:text-box>
      </draw:frame>
      <draw:frame draw:name="Shape 30" presentation:style-name="Mpr6" draw:text-style-name="MP6" draw:layer="backgroundobjects" svg:width="8.871cm" svg:height="1.441cm" svg:x="11.677cm" svg:y="18.631cm" presentation:class="footer" presentation:user-transformed="true">
        <draw:text-box>
          <text:p/>
        </draw:text-box>
      </draw:frame>
      <draw:frame draw:name="Shape 31" presentation:style-name="Mpr6" draw:text-style-name="MP6" draw:layer="backgroundobjects" svg:width="6.517cm" svg:height="1.441cm" svg:x="20.876cm" svg:y="18.631cm" presentation:class="page-number" presentation:user-transformed="true">
        <draw:text-box>
          <text:p/>
        </draw:text-box>
      </draw:frame>
      <presentation:notes style:page-layout-name="PM2">
        <draw:page-thumbnail presentation:style-name="tx-title" draw:layer="backgroundobjects" svg:width="13.969cm" svg:height="10.476cm" svg:x="3.81cm" svg:y="2.123cm" presentation:class="page"/>
        <draw:frame presentation:style-name="tx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Default" style:page-layout-name="PM1" draw:style-name="Mdp3">
      <draw:frame presentation:style-name="Default-title" draw:layer="backgroundobjects" svg:width="25.2cm" svg:height="3.505cm" svg:x="1.4cm" svg:y="0.837cm" presentation:class="title" presentation:placeholder="true">
        <draw:text-box/>
      </draw:frame>
      <draw:frame presentation:style-name="Default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presentation:style-name="Default-title" draw:layer="backgroundobjects" svg:width="13.969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</presentation:notes>
    </style:master-page>
    <style:master-page style:name="Title_20_and_20_Content" style:display-name="Title and Content" style:page-layout-name="PM1" draw:style-name="Mdp4">
      <draw:custom-shape draw:name="Rectangle 6" draw:style-name="Mgr3" draw:text-style-name="MP7" draw:layer="backgroundobjects" svg:width="28.001cm" svg:height="0.979cm" svg:x="0cm" svg:y="3.77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4" draw:text-style-name="MP8" draw:layer="backgroundobjects" svg:width="1.633cm" svg:height="0.699cm" svg:x="0cm" svg:y="3.9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5" draw:text-style-name="MP9" draw:layer="backgroundobjects" svg:width="26.193cm" svg:height="0.699cm" svg:x="1.807cm" svg:y="3.9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9" draw:text-style-name="MP11" draw:layer="backgroundobjects" svg:width="24.967cm" svg:height="3.032cm" svg:x="1.876cm" svg:y="0.699cm" presentation:class="title" presentation:user-transformed="true">
        <draw:text-box>
          <text:p text:style-name="MP10"><text:span text:style-name="MT2">Click to edit </text:span><text:span text:style-name="MT2">Master title </text:span><text:span text:style-name="MT2">style</text:span></text:p>
        </draw:text-box>
      </draw:frame>
      <draw:frame draw:name="Date Placeholder 3" presentation:style-name="Mpr10" draw:text-style-name="MP6" draw:layer="backgroundobjects" svg:width="8.166cm" svg:height="1.117cm" svg:x="18.667cm" svg:y="19.132cm" presentation:class="date-time" presentation:user-transformed="true">
        <draw:text-box>
          <text:p text:style-name="MP12"><text:span text:style-name="MT3"><text:date style:data-style-name="D1" text:date-value="2019-10-24">24/10/19</text:date></text:span></text:p>
        </draw:text-box>
      </draw:frame>
      <draw:frame draw:name="Footer Placeholder 4" presentation:style-name="Mpr10" draw:text-style-name="MP6" draw:layer="backgroundobjects" svg:width="16.601cm" svg:height="1.117cm" svg:x="1.866cm" svg:y="19.131cm" presentation:class="footer" presentation:user-transformed="true">
        <draw:text-box>
          <text:p/>
        </draw:text-box>
      </draw:frame>
      <draw:frame draw:name="Slide Number Placeholder 5" presentation:style-name="Mpr10" draw:text-style-name="MP6" draw:layer="backgroundobjects" svg:width="1.633cm" svg:height="0.747cm" svg:x="0cm" svg:y="3.895cm" presentation:class="page-number" presentation:user-transformed="true">
        <draw:text-box>
          <text:p text:style-name="MP13"><text:span text:style-name="MT4"><text:page-number>1</text:page-number></text:span></text:p>
        </draw:text-box>
      </draw:frame>
      <draw:frame draw:name="Content Placeholder 7" presentation:style-name="Mpr11" draw:text-style-name="MP5" draw:layer="backgroundobjects" svg:width="24.967cm" svg:height="13.765cm" svg:x="1.876cm" svg:y="4.899cm" presentation:class="outline" presentation:user-transformed="true">
        <draw:text-box>
          <text:list text:style-name="ML3">
            <text:list-item>
              <text:p text:style-name="MP14"><text:span text:style-name="MT5">Click to edit the outline text format</text:span></text:p>
              <text:list>
                <text:list-item>
                  <text:p text:style-name="MP14"><text:span text:style-name="MT5">Second Outline LeVel</text:span></text:p>
                  <text:list>
                    <text:list-item>
                      <text:p text:style-name="MP14"><text:span text:style-name="MT5">Third Outline LeVel</text:span></text:p>
                      <text:list>
                        <text:list-item>
                          <text:p text:style-name="MP14"><text:span text:style-name="MT5">Fourth Outline LeVel</text:span></text:p>
                          <text:list>
                            <text:list-item>
                              <text:p text:style-name="MP14"><text:span text:style-name="MT5">Fifth Outline LeVel</text:span></text:p>
                              <text:list>
                                <text:list-item>
                                  <text:p text:style-name="MP14"><text:span text:style-name="MT5">Sixth Outline LeVel</text:span></text:p>
                                  <text:list>
                                    <text:list-item>
                                      <text:p text:style-name="MP15"><text:span text:style-name="MT5">SeVenth Outline LeVelClick to edit Master text </text:span><text:span text:style-name="MT5">styles</text:span></text:p>
                                      <text:list>
                                        <text:list-item>
                                          <text:p text:style-name="MP15"><text:span text:style-name="MT6">Second leVel</text:span></text:p>
                                          <text:list>
                                            <text:list-item>
                                              <text:p text:style-name="MP15"><text:span text:style-name="MT7">Third leVel</text:span></text:p>
                                              <text:list>
                                                <text:list-item>
                                                  <text:p text:style-name="MP16"><text:span text:style-name="MT8">Fourth leVel</text:span></text:p>
                                                </text:list-item>
                                                <text:list-item>
                                                  <text:p text:style-name="MP16"><text:span text:style-name="MT8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itle_20_and_20_Content-title" draw:layer="backgroundobjects" svg:width="16.828cm" svg:height="12.25cm" svg:x="3.485cm" svg:y="2.482cm" presentation:class="page"/>
        <draw:frame presentation:style-name="Title_20_and_20_Content-notes" draw:layer="backgroundobjects" svg:width="19.039cm" svg:height="14.7cm" svg:x="2.38cm" svg:y="15.517cm" presentation:class="notes" presentation:placeholder="true">
          <draw:text-box/>
        </draw:frame>
        <draw:frame presentation:style-name="Mpr12" draw:text-style-name="MP2" draw:layer="backgroundobjects" svg:width="10.328cm" svg:height="1.6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10.328cm" svg:height="1.632cm" svg:x="13.4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10.328cm" svg:height="1.632cm" svg:x="0cm" svg:y="31.036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10.328cm" svg:height="1.632cm" svg:x="13.47cm" svg:y="31.036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שקופית 1</dc:title>
    <meta:initial-creator>user</meta:initial-creator>
    <meta:editing-cycles>777</meta:editing-cycles>
    <dc:date>2019-10-24T22:29:51.422537648</dc:date>
    <meta:editing-duration>P2DT19H52M</meta:editing-duration>
    <meta:generator>LibreOffice/6.2.4.2$Linux_X86_64 LibreOffice_project/20$Build-2</meta:generator>
    <dc:creator>Erel Segal-Halevi</dc:creator>
    <meta:document-statistic meta:object-count="56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9</meta:user-defined>
    <meta:user-defined meta:name="PresentationFormat" meta:value-type="string">מותאם אישית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9</meta:user-defined>
  </office:meta>
</office:document-meta>
</file>